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text-properties style:font-name="Times New Roman" fo:font-size="14pt" fo:font-weight="normal" style:font-size-asian="14pt" style:font-weight-asian="normal" style:font-name-complex="Times New Roman" style:font-size-complex="14pt"/>
    </style:style>
    <style:style style:name="T1" style:family="text">
      <style:text-properties fo:font-size="16pt" style:font-size-asian="16pt" style:font-size-complex="1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Briefing</text:span> </text:h>
      <text:p text:style-name="P1"/>
      <text:p text:style-name="Standard">In diesem Experiment wird vollkommene Anonymität herrschen, falls Sie die Instruktionen beachten.</text:p>
      <text:p text:style-name="Standard">Sie werden aus dieser Box [zeige Box mit Nummernzetteln] eine Nummer ziehen und ihn ohne sie jemanden anderen zu zeigen in Ihrer Hand halten. Dann gehen Sie ins innere des Labors, sehen sich die Nummer auf dem Zettel an und nehmen am entprechenden Arbeitsplatz Platz. Dort befinden sich dann weitere Instruktionen.</text:p>
      <text:p text:style-name="Standard"/>
      <text:p text:style-name="Standard">Die Dauer des Experiments beträgt in etwa eine halbe Stunde (ausser Freiwilliger)</text:p>
      <text:p text:style-name="Standard"/>
      <text:p text:style-name="Standard">Bitte kommunizieren Sie nicht mit den anderen Teilnehmern.</text:p>
      <text:p text:style-name="Standard"/>
      <text:p text:style-name="Standard">Für den Ablauf des Experiments benötigen wir einE FreiwilligeN, damit Sie sicher sein können, dass alles was in diesem Experiment erzählt wird auch tatsächlich gemacht wird.</text:p>
      <text:p text:style-name="Standard"/>
      <text:p text:style-name="Standard">Der/die Freiwillige bekommt €2,50 vergütet für die zusätzlich aufgewendete Zeit.</text:p>
      <text:p text:style-name="Standard"/>
      <text:p text:style-name="Standard">Wer möchte FreiwilligeR sein [falls mehrere Ball ziehen]</text:p>
      <text:p text:style-name="Standard"/>
      <text:p text:style-name="Standard">[Entitlement] Am Ende des Experiments wird der FW Ihnen ihr Geld in einem Kuvert bringen</text:p>
      <text:p text:style-name="Standard"/>
      <text:p text:style-name="Standard">[CASH] Nach dem ersten Abschnitts wird der Freiwillige Ihren Lohn bringen </text:p>
      <text:p text:style-name="Standard"/>
      <text:p text:style-name="Standard">[Jetzt Bälle ziehen, es den Freiwilligen machen lassen]</text:p>
      <text:p text:style-name="Standard"/>
      <text:p text:style-name="Standard">[Start Experiment]</text:p>
      <text:p text:style-name="Standard"/>
      <text:p text:style-name="Standard">[Ende Experiment]</text:p>
      <text:p text:style-name="Standard"/>
      <text:h text:style-name="Heading_20_1" text:outline-level="1">De-Briefing</text:h>
      <text:p text:style-name="Standard"/>
      <text:p text:style-name="Standard">Danke für Ihre Mithilfe, wenn Sie die Bestätigungen für die Spenden sehen wollen, dann melden Sie sich bitte bei gerhard.riener@uni-jena.de.</text:p>
      <text:p text:style-name="Standard"/>
      <text:p text:style-name="Standard">Der/die Freiwillige bleibt bitte noch hier und beobachtet den Spendenvorgang.</text:p>
      <text:p text:style-name="Standard"/>
      <text:p text:style-name="Standard">Die Belege für die Spenden können Sie jederzeit bei mir Einsicht neh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de" fo:country="DE" style:letter-kerning="true" style:font-name-asian="DejaVu Sans2" style:font-size-asian="10.5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Gerhard Riener</meta:initial-creator>
    <meta:creation-date>2008-10-12T15:12:51</meta:creation-date>
    <dc:date>2008-10-28T09:25:36</dc:date>
    <dc:language>de-DE</dc:language>
    <meta:editing-cycles>13</meta:editing-cycles>
    <meta:editing-duration>PT2H55M23S</meta:editing-duration>
    <meta:user-defined meta:name="Info 1"/>
    <meta:user-defined meta:name="Info 2"/>
    <meta:user-defined meta:name="Info 3"/>
    <meta:user-defined meta:name="Info 4"/>
    <meta:document-statistic meta:table-count="0" meta:image-count="0" meta:object-count="0" meta:page-count="1" meta:paragraph-count="17" meta:word-count="214" meta:character-count="1420"/>
  </office:meta>
</office:document-meta>
</file>